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641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1.65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841cm"/>
    </style:style>
    <style:style style:name="co6" style:family="table-column">
      <style:table-column-properties fo:break-before="auto" style:column-width="2.847cm"/>
    </style:style>
    <style:style style:name="co7" style:family="table-column">
      <style:table-column-properties fo:break-before="auto" style:column-width="6.911cm"/>
    </style:style>
    <style:style style:name="co8" style:family="table-column">
      <style:table-column-properties fo:break-before="auto" style:column-width="11.47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Events DIA2017-05-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oncern</text:p>
          </table:table-cell>
          <table:table-cell table:style-name="ce1" office:value-type="string">
            <text:p>date</text:p>
          </table:table-cell>
          <table:table-cell office:value-type="string">
            <text:p>RDFtype</text:p>
          </table:table-cell>
        </table:table-row>
        <table:table-row table:style-name="ro1">
          <table:table-cell office:value-type="string">
            <text:p>http://www.phenome-fppn.fr/diaphen/2017/o17000001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10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00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01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02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03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04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05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06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07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08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09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11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10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11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12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13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14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15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16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17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18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19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12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20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21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22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23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24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25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26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27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28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29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13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30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31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32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33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34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35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36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37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38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39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14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40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41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42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43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44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45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46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47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48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49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15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50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51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52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53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54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55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56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57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58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59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16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60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61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62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63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64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65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66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67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68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69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17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70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71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72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73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74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75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76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77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78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79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18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80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81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82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83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84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85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86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87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88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89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19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90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91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92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93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94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95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96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97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98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199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02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20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00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01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02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03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04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05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06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07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08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09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21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10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11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12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13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14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15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16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17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18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19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22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20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21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22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23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24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25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26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27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28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29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23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30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31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32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33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34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35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36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37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38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39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24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40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41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42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43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44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45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46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47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48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49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25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50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51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52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53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54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55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56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57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58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59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26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60</text:p>
          </table:table-cell>
          <table:table-cell table:style-name="ce1" office:value-type="string">
            <text:p>15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61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62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63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64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65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66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67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68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69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27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70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71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72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73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74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75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76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77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78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79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28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80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81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82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83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84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85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86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87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88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89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29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90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91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92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93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94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95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96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97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98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299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03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30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00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01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02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03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04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05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06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07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08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09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31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10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11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12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13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14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15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16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17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18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19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32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20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21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22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23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24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25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26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27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28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29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33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30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31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32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33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34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35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36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37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38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39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34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40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41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42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43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44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45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46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47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48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49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35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50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51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52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53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54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55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56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57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58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59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36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60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61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62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63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64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65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66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67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68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69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37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70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71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72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73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74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75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76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77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78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79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38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80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81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82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83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84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85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86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87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88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89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39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390</text:p>
          </table:table-cell>
          <table:table-cell table:style-name="ce1" office:value-type="string">
            <text:p>20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04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40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41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42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43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44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45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46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47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48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49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05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50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51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52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53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54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55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56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57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58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59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06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60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61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62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63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64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65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66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67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68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69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07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70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71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72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73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74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75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76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77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78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79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08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80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81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82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83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84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85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86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87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88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89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09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90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91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92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93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94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95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96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97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98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99</text:p>
          </table:table-cell>
          <table:table-cell table:style-name="ce1" office:value-type="string">
            <text:p>22/09/2017</text:p>
          </table:table-cell>
          <table:table-cell office:value-type="string">
            <text:p>http://www.phenome-fppn.fr/vocabulary/m3p/2015/event#Harvesting</text:p>
          </table:table-cell>
        </table:table-row>
        <table:table-row table:style-name="ro1">
          <table:table-cell office:value-type="string">
            <text:p>http://www.phenome-fppn.fr/diaphen/2017/o1700000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1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0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0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0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0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0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0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0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0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0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0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1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1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1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1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1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1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1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1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1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1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1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1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2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2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2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2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2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2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2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2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2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2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1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3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3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3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3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3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3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3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3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3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3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1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4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4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4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4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4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4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4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4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4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4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1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5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5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5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5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5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5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5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5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5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5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1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6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6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6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6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6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6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6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6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6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6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1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7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7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7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7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7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7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7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7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7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7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1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8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8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8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8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8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8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8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8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8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8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1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9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9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9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9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9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9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9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9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9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19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0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2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0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0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0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0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0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0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0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0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0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0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2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1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1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1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1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1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1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1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1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1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1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2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2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2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2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2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2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2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2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2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2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2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2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3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3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3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3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3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3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3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3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3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3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2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4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4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4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4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4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4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4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4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4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4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2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5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5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5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5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5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5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5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5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5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5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2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6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6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6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6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6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6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6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6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6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6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2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7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7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7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7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7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7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7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7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7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7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2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8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8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8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8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8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8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8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8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8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8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2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9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9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9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9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9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9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9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9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9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29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0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3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0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0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0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0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0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0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0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0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0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0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3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1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1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1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1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1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1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1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1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1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1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3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2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2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2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2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2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2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2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2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2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2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3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3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3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3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3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3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3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3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3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3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3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3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4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4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4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4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4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4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4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4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4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4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3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5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5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5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5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5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5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5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5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5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5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3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6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6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6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6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6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6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6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6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6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6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3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7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7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7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7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7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7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7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7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7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7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3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8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8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8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8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8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8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8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8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8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8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3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39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0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4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4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4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4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4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4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4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4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4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4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0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5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5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5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5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5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5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5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5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5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5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0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6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6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6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6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6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6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6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6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6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6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0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7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7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7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7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7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7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7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7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7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7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0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8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8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8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8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8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8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8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8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8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8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0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90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91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92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93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94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95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96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97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98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1">
          <table:table-cell office:value-type="string">
            <text:p>http://www.phenome-fppn.fr/diaphen/2017/o17000099</text:p>
          </table:table-cell>
          <table:table-cell table:style-name="ce1" office:value-type="string">
            <text:p>19/05/2017</text:p>
          </table:table-cell>
          <table:table-cell office:value-type="string">
            <text:p>http://www.phenome-fppn.fr/vocabulary/m3p/2015/event#Sowing</text:p>
          </table:table-cell>
        </table:table-row>
        <table:table-row table:style-name="ro2" table:number-rows-repeated="104779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annotatio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"/>
        <table:table-row table:style-name="ro1">
          <table:table-cell office:value-type="string">
            <text:p>concern</text:p>
          </table:table-cell>
          <table:table-cell office:value-type="string">
            <text:p>date</text:p>
          </table:table-cell>
          <table:table-cell office:value-type="string">
            <text:p>RDFType</text:p>
          </table:table-cell>
          <table:table-cell office:value-type="string">
            <text:p>motivation</text:p>
          </table:table-cell>
          <table:table-cell office:value-type="string">
            <text:p>phenology_stage</text:p>
          </table:table-cell>
        </table:table-row>
        <table:table-row table:style-name="ro1">
          <table:table-cell office:value-type="string">
            <text:p>http://www.phenome-fppn.fr/diaphen/2017/o1700000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1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0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0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0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0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0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0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0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0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0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0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1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1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1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1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1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1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1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1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1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1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1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1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2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2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2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2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2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2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2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2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2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2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1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3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3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3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3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3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3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3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3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3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3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1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4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4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4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4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4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4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4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4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4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4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1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5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5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5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5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5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5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5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5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5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5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1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6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6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6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6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6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6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6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6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6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6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1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7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7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7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7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7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7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7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7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7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7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1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8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8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8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8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8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8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8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8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8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8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1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9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9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9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9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9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9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9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9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9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19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0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2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0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0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0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0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0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0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0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0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0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0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2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1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1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1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1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1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1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1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1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1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1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2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2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2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2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2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2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2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2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2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2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2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2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3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3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3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3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3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3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3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3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3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3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2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4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4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4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4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4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4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4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4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4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4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2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5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5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5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5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5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5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5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5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5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5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2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6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6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6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6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6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6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6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6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6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6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2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7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7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7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7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7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7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7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7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7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7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2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8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8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8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8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8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8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8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8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8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8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2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9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9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9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9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9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9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9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9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9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29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0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3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0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0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0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0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0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0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0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0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0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0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3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1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1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1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1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1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1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1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1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1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1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3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2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2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2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2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2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2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2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2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2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2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3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3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3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3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3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3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3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3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3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3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3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3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4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4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4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4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4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4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4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4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4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4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3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5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5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5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5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5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5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5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5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5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5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3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6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6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6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6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6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6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6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6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6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6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3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7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7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7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7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7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7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7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7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7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7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3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8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8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8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8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8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8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8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8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8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8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3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39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0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4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4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4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4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4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4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4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4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4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4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0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5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5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5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5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5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5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5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5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5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5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0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6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6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6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6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6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6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6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6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6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6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0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7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7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7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7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7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7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7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7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7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7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0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8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8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8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8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8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8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8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8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8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8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0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90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91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92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93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94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95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96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97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98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99</text:p>
          </table:table-cell>
          <table:table-cell table:style-name="ce1" office:value-type="string">
            <text:p>28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table:style-name="Default" office:value-type="string">
            <text:p>http://www.phenome-fppn.fr/vocabulary/m3p/2015/event#3LeafStage</text:p>
          </table:table-cell>
        </table:table-row>
        <table:table-row table:style-name="ro1">
          <table:table-cell office:value-type="string">
            <text:p>http://www.phenome-fppn.fr/diaphen/2017/o17000001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10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00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01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02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03</text:p>
          </table:table-cell>
          <table:table-cell table:style-name="ce1" office:value-type="string">
            <text:p>0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04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05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06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07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08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09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11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10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11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12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13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14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15</text:p>
          </table:table-cell>
          <table:table-cell table:style-name="ce1" office:value-type="string">
            <text:p>0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16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17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18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19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12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20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21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22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23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24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25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26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27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28</text:p>
          </table:table-cell>
          <table:table-cell table:style-name="ce1" office:value-type="string">
            <text:p>0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29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13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30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31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32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33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34</text:p>
          </table:table-cell>
          <table:table-cell table:style-name="ce1" office:value-type="string">
            <text:p>0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35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36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37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38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39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14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40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41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42</text:p>
          </table:table-cell>
          <table:table-cell table:style-name="ce1" office:value-type="string">
            <text:p>0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43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44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45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46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47</text:p>
          </table:table-cell>
          <table:table-cell table:style-name="ce1" office:value-type="string">
            <text:p>0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48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49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15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50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51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52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53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54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55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56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57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58</text:p>
          </table:table-cell>
          <table:table-cell table:style-name="ce1" office:value-type="string">
            <text:p>2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59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16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60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61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62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63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64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65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66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67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68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69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17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70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71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72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73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74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75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76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77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78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79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18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80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81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82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83</text:p>
          </table:table-cell>
          <table:table-cell table:style-name="ce1" office:value-type="string">
            <text:p>2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84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85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86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87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88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89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19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90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91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92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93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94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95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96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97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98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199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02</text:p>
          </table:table-cell>
          <table:table-cell table:style-name="ce1" office:value-type="string">
            <text:p>0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20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00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01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02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03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04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05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06</text:p>
          </table:table-cell>
          <table:table-cell table:style-name="ce1" office:value-type="string">
            <text:p>0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07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08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09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21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10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11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12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13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14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15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16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17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18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19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22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20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21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22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23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24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25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26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27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28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29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23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30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31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32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33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34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35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36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37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38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39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24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40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41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42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43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44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45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46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47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48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49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25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50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51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52</text:p>
          </table:table-cell>
          <table:table-cell table:style-name="ce1" office:value-type="string">
            <text:p>0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53</text:p>
          </table:table-cell>
          <table:table-cell table:style-name="ce1" office:value-type="string">
            <text:p>0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54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55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56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57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58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59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26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60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61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62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63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64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65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66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67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68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69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27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70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71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72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73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74</text:p>
          </table:table-cell>
          <table:table-cell table:style-name="ce1" office:value-type="string">
            <text:p>0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75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76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77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78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79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28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80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81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82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83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84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85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86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87</text:p>
          </table:table-cell>
          <table:table-cell table:style-name="ce1" office:value-type="string">
            <text:p>2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88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89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29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90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91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92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93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94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95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96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97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98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299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03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30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00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01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02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03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04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05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06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07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08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09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31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10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11</text:p>
          </table:table-cell>
          <table:table-cell table:style-name="ce1" office:value-type="string">
            <text:p>0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12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13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14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15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16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17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18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19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32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20</text:p>
          </table:table-cell>
          <table:table-cell table:style-name="ce1" office:value-type="string">
            <text:p>0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21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22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23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24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25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26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27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28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29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33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30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31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32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33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34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35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36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37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38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39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34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40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41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42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43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44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45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46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47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48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49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35</text:p>
          </table:table-cell>
          <table:table-cell table:style-name="ce1" office:value-type="string">
            <text:p>0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50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51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52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53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54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55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56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57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58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59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36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60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61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62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63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64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65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66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67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68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69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37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70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71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72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73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74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75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76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77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78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79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38</text:p>
          </table:table-cell>
          <table:table-cell table:style-name="ce1" office:value-type="string">
            <text:p>0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80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81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82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83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84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85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86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87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88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89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39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390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04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40</text:p>
          </table:table-cell>
          <table:table-cell table:style-name="ce1" office:value-type="string">
            <text:p>0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41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42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43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44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45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46</text:p>
          </table:table-cell>
          <table:table-cell office:value-type="string">
            <text:p>00/01/1900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47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48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49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05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50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51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52</text:p>
          </table:table-cell>
          <table:table-cell table:style-name="ce1" office:value-type="string">
            <text:p>0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53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54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55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56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57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58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59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06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60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61</text:p>
          </table:table-cell>
          <table:table-cell table:style-name="ce1" office:value-type="string">
            <text:p>0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62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63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64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65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66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67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68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69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07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70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71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72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73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74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75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76</text:p>
          </table:table-cell>
          <table:table-cell table:style-name="ce1" office:value-type="string">
            <text:p>0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77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78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79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08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80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81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82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83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84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85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86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87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88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89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09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90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91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92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93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94</text:p>
          </table:table-cell>
          <table:table-cell table:style-name="ce1" office:value-type="string">
            <text:p>0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95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96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97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98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99</text:p>
          </table:table-cell>
          <table:table-cell table:style-name="ce1" office:value-type="string">
            <text:p>0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anthesis</text:p>
          </table:table-cell>
        </table:table-row>
        <table:table-row table:style-name="ro1">
          <table:table-cell office:value-type="string">
            <text:p>http://www.phenome-fppn.fr/diaphen/2017/o1700000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1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0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0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0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0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0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0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0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0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0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0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1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1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1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1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1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1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1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1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1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1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1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1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2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2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2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2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2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2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2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2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2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2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1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3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3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3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3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3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3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3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3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3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3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1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4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4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4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4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4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4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4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4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4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4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1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5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5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5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5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5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5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5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5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5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5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1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6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6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6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6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6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6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6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6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6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6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1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7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7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7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7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7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7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7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7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7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7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1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8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8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8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8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8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8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8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8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8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8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1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9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9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9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9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9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9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9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9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9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19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0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2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0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0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0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0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0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0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0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0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0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0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2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1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1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1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1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1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1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1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1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1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1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2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2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2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2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2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2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2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2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2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2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2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2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3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3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3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3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3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3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3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3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3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3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2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4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4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4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4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4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4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4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4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4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4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2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5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5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5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5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5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5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5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5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5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5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2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6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6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6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6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6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6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6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6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6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6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2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7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7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7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7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7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7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7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7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7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7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2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8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8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8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8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8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8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8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8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8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8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2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9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9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9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9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9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9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9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9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9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29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0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3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0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0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0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0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0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0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0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0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0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0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3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1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1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1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1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1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1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1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1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1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1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3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2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2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2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2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2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2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2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2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2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2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3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3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3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3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3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3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3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3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3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3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3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3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4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4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4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4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4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4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4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4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4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4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3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5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5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5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5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5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5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5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5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5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5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3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6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6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6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6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6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6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6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6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6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6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3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7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7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7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7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7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7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7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7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7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7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3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8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8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8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8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8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8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8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8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8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8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3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39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0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4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4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4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4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4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4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4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4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4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4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0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5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5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5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5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5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5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5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5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5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5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0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6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6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6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6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6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6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6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6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6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6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0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7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7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7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7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7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7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7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7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7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7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0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8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8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8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8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8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8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8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8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8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8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0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90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91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92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93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94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95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96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97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98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99</text:p>
          </table:table-cell>
          <table:table-cell table:style-name="ce1" office:value-type="string">
            <text:p>25/05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emergence</text:p>
          </table:table-cell>
        </table:table-row>
        <table:table-row table:style-name="ro1">
          <table:table-cell office:value-type="string">
            <text:p>http://www.phenome-fppn.fr/diaphen/2017/o17000001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10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00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01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02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03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04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05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06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07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08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09</text:p>
          </table:table-cell>
          <table:table-cell table:style-name="ce1" office:value-type="string">
            <text:p>0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11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10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11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12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13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14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15</text:p>
          </table:table-cell>
          <table:table-cell table:style-name="ce1" office:value-type="string">
            <text:p>0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16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17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18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19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12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20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21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22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23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24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25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26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27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28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29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13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30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31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32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33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34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35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36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37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38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39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14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40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41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42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43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44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45</text:p>
          </table:table-cell>
          <table:table-cell table:style-name="ce1" office:value-type="string">
            <text:p>2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46</text:p>
          </table:table-cell>
          <table:table-cell table:style-name="ce1" office:value-type="string">
            <text:p>2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47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48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49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15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50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51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52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53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54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55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56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57</text:p>
          </table:table-cell>
          <table:table-cell table:style-name="ce1" office:value-type="string">
            <text:p>2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58</text:p>
          </table:table-cell>
          <table:table-cell table:style-name="ce1" office:value-type="string">
            <text:p>2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59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16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60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61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62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63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64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65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66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67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68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69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17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70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71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72</text:p>
          </table:table-cell>
          <table:table-cell table:style-name="ce1" office:value-type="string">
            <text:p>2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73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74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75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76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77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78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79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18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80</text:p>
          </table:table-cell>
          <table:table-cell table:style-name="ce1" office:value-type="string">
            <text:p>2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81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82</text:p>
          </table:table-cell>
          <table:table-cell table:style-name="ce1" office:value-type="string">
            <text:p>2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83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84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85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86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87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88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89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19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90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91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92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93</text:p>
          </table:table-cell>
          <table:table-cell table:style-name="ce1" office:value-type="string">
            <text:p>2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94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95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96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97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98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199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02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20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00</text:p>
          </table:table-cell>
          <table:table-cell table:style-name="ce1" office:value-type="string">
            <text:p>2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01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02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03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04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05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06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07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08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09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21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10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11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12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13</text:p>
          </table:table-cell>
          <table:table-cell table:style-name="ce1" office:value-type="string">
            <text:p>2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14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15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16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17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18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19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22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20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21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22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23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24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25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26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27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28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29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23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30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31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32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33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34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35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36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37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38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39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24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40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41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42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43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44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45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46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47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48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49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25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50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51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52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53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54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55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56</text:p>
          </table:table-cell>
          <table:table-cell table:style-name="ce1" office:value-type="string">
            <text:p>2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57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58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59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26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60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61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62</text:p>
          </table:table-cell>
          <table:table-cell table:style-name="ce1" office:value-type="string">
            <text:p>2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63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64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65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66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67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68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69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27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70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71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72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73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74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75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76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77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78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79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28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80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81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82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83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84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85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86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87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88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89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29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90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91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92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93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94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95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96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97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98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299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03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30</text:p>
          </table:table-cell>
          <table:table-cell table:style-name="ce1" office:value-type="string">
            <text:p>0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00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01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02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03</text:p>
          </table:table-cell>
          <table:table-cell table:style-name="ce1" office:value-type="string">
            <text:p>2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04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05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06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07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08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09</text:p>
          </table:table-cell>
          <table:table-cell table:style-name="ce1" office:value-type="string">
            <text:p>2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31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10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11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12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13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14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15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16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17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18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19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32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20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21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22</text:p>
          </table:table-cell>
          <table:table-cell table:style-name="ce1" office:value-type="string">
            <text:p>2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23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24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25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26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27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28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29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33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30</text:p>
          </table:table-cell>
          <table:table-cell table:style-name="ce1" office:value-type="string">
            <text:p>2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31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32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33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34</text:p>
          </table:table-cell>
          <table:table-cell table:style-name="ce1" office:value-type="string">
            <text:p>1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35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36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37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38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39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34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40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41</text:p>
          </table:table-cell>
          <table:table-cell table:style-name="ce1" office:value-type="string">
            <text:p>2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42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43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44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45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46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47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48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49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35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50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51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52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53</text:p>
          </table:table-cell>
          <table:table-cell table:style-name="ce1" office:value-type="string">
            <text:p>2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54</text:p>
          </table:table-cell>
          <table:table-cell table:style-name="ce1" office:value-type="string">
            <text:p>2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55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56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57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58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59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36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60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61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62</text:p>
          </table:table-cell>
          <table:table-cell table:style-name="ce1" office:value-type="string">
            <text:p>1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63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64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65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66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67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68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69</text:p>
          </table:table-cell>
          <table:table-cell table:style-name="ce1" office:value-type="string">
            <text:p>2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37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70</text:p>
          </table:table-cell>
          <table:table-cell table:style-name="ce1" office:value-type="string">
            <text:p>2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71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72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73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74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75</text:p>
          </table:table-cell>
          <table:table-cell table:style-name="ce1" office:value-type="string">
            <text:p>2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76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77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78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79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38</text:p>
          </table:table-cell>
          <table:table-cell table:style-name="ce1" office:value-type="string">
            <text:p>06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80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81</text:p>
          </table:table-cell>
          <table:table-cell table:style-name="ce1" office:value-type="string">
            <text:p>2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82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83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84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85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86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87</text:p>
          </table:table-cell>
          <table:table-cell table:style-name="ce1" office:value-type="string">
            <text:p>1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88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89</text:p>
          </table:table-cell>
          <table:table-cell table:style-name="ce1" office:value-type="string">
            <text:p>2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39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390</text:p>
          </table:table-cell>
          <table:table-cell table:style-name="ce1" office:value-type="string">
            <text:p>1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04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40</text:p>
          </table:table-cell>
          <table:table-cell table:style-name="ce1" office:value-type="string">
            <text:p>08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41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42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43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44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45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46</text:p>
          </table:table-cell>
          <table:table-cell office:value-type="string">
            <text:p>00/01/1900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47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48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49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05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50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51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52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53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54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55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56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57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58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59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06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60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61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62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63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64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65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66</text:p>
          </table:table-cell>
          <table:table-cell table:style-name="ce1" office:value-type="string">
            <text:p>14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67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68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69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07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70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71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72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73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74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75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76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77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78</text:p>
          </table:table-cell>
          <table:table-cell table:style-name="ce1" office:value-type="string">
            <text:p>15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79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08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80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81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82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83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84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85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86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87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88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89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09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90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91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92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93</text:p>
          </table:table-cell>
          <table:table-cell table:style-name="ce1" office:value-type="string">
            <text:p>12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94</text:p>
          </table:table-cell>
          <table:table-cell table:style-name="ce1" office:value-type="string">
            <text:p>07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95</text:p>
          </table:table-cell>
          <table:table-cell table:style-name="ce1" office:value-type="string">
            <text:p>11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96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97</text:p>
          </table:table-cell>
          <table:table-cell table:style-name="ce1" office:value-type="string">
            <text:p>10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98</text:p>
          </table:table-cell>
          <table:table-cell table:style-name="ce1" office:value-type="string">
            <text:p>13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1">
          <table:table-cell office:value-type="string">
            <text:p>http://www.phenome-fppn.fr/diaphen/2017/o17000099</text:p>
          </table:table-cell>
          <table:table-cell table:style-name="ce1" office:value-type="string">
            <text:p>09/07/2017</text:p>
          </table:table-cell>
          <table:table-cell office:value-type="string">
            <text:p>http://www.w3.org/ns/oa#Annotation</text:p>
          </table:table-cell>
          <table:table-cell office:value-type="string">
            <text:p>http://www.phenome-fppn.fr/vocabulary/m3p/2015/event#observing</text:p>
          </table:table-cell>
          <table:table-cell office:value-type="string">
            <text:p>http://www.phenome-fppn.fr/vocabulary/m3p/2015/event#silking</text:p>
          </table:table-cell>
        </table:table-row>
        <table:table-row table:style-name="ro2" table:number-rows-repeated="104701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'Events DIA2017-05-19'.A2:'Events DIA2017-05-19'.AMG1047016" table:contains-header="false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2T16:15:45</dc:date>
    <meta:editing-duration>PT1H31M33S</meta:editing-duration>
    <meta:editing-cycles>6</meta:editing-cycles>
    <meta:generator>LibreOffice/3.5$Linux_X86_64 LibreOffice_project/350m1$Build-2</meta:generator>
    <dc:creator>tireau </dc:creator>
    <meta:document-statistic meta:table-count="2" meta:cell-count="10148" meta:object-count="0"/>
  </office:meta>
</office:document-meta>
</file>